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e7637" officeooo:paragraph-rsid="001e7637"/>
    </style:style>
    <style:style style:name="P4" style:family="paragraph" style:parent-style-name="Text_20_body" style:list-style-name="L2">
      <style:text-properties officeooo:rsid="0024b431" officeooo:paragraph-rsid="0024b431"/>
    </style:style>
    <style:style style:name="T1" style:family="text">
      <style:text-properties officeooo:rsid="001905bd"/>
    </style:style>
    <style:style style:name="T2" style:family="text">
      <style:text-properties officeooo:rsid="002265ea"/>
    </style:style>
    <style:style style:name="T3" style:family="text">
      <style:text-properties officeooo:rsid="0022cf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3:29-39</text:h>
      <text:h text:style-name="Heading_20_2" text:outline-level="2"><text:bookmark text:name="en-GNT-26994"/>Jesus Predicts Their Punishment <text:span text:style-name="T1">(29-36)</text:span></text:h>
      <text:list xml:id="list1064183791" text:style-name="L1">
        <text:list-item>
          <text:p text:style-name="P1">“How terrible for you, teachers of the Law and Pharisees! You hypocrites! You make fine tombs for the prophets and decorate the monuments of those who lived good lives; <text:bookmark text:name="en-GNT-26995"/>and you claim that if you had lived during the time of your ancestors, you would not have done what they did and killed the prophets. <text:bookmark text:name="en-GNT-26996"/>So you actually admit that you are the descendants of those who murdered the prophets<text:bookmark text:name="en-GNT-26997"/>. Go on, then, and finish up what your ancestors started! <text:bookmark text:name="en-GNT-26998"/>You snakes and children of snakes! How do you expect to escape from being condemned to hell? <text:bookmark text:name="en-GNT-26999"/>And so I tell you that I will send you prophets and wise men and teachers; you will kill some of them, crucify others, and whip others in the synagogues and chase them from town to town. <text:bookmark text:name="en-GNT-27000"/>As a result, the punishment for the murder of all innocent people will fall on you, from the murder of innocent Abel to the murder of Zechariah son of Berechiah, whom you murdered between the Temple and the altar. <text:bookmark text:name="en-GNT-27001"/>I tell you indeed: the punishment for all these murders will fall on the people of this day!</text:p>
        </text:list-item>
        <text:list-item>
          <text:p text:style-name="P3">The pharisees and the teachers of the law though entrusted with interpreting the law of Moses are condemned for punishment because of their deeds mentioned above. <text:span text:style-name="T2">From this I learn to trust and rely on God not on men, men is not reliable. As we see with the pharisees, those who trusted and relied on them were also getting lost. </text:span><text:span text:style-name="T3">We need to be vigilant of some of our leaders, their fruits will show whom they are.</text:span></text:p>
        </text:list-item>
      </text:list>
      <text:h text:style-name="Heading_20_2" text:outline-level="2"><text:bookmark text:name="en-GNT-27002"/>Jesus' Love for Jerusalem <text:span text:style-name="T1">(37-39)</text:span></text:h>
      <text:list xml:id="list639895664" text:style-name="L2">
        <text:list-item>
          <text:p text:style-name="P2">“Jerusalem, Jerusalem! You kill the prophets and stone the messengers God has sent you! How many times I wanted to put my arms around all your people, just as a hen gathers her chicks under her wings, but you would not let me! <text:bookmark text:name="en-GNT-27003"/>And so your Temple will be abandoned and empty. <text:bookmark text:name="en-GNT-27004"/>From now on, I tell you, you will never see me again until you say, ‘God bless him who comes in the name of the Lord.’”</text:p>
        </text:list-item>
        <text:list-item>
          <text:p text:style-name="P4">This is what happens to those who abandon the ways of God, those who persecute messangers of the Lord, and those whe refuse to be put under the God’s arm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08:24:59.621528033</meta:creation-date>
    <dc:date>2022-02-11T08:42:33.550044921</dc:date>
    <meta:editing-duration>PT17M30S</meta:editing-duration>
    <meta:editing-cycles>8</meta:editing-cycles>
    <meta:generator>LibreOffice/6.4.7.2$Linux_X86_64 LibreOffice_project/40$Build-2</meta:generator>
    <meta:document-statistic meta:table-count="0" meta:image-count="0" meta:object-count="0" meta:page-count="1" meta:paragraph-count="7" meta:word-count="392" meta:character-count="2087" meta:non-whitespace-character-count="1706"/>
  </office:meta>
</office:document-meta>
</file>